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draw:fill-color="#7477b8" draw:textarea-horizontal-align="justify" draw:textarea-vertical-align="middle" draw:auto-grow-height="false" fo:min-height="8.034cm" fo:min-width="5.117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8" style:family="graphic" style:parent-style-name="standard">
      <style:graphic-properties draw:fill-color="#7477b8" draw:textarea-horizontal-align="justify" draw:textarea-vertical-align="middle" draw:auto-grow-height="false" fo:min-height="7.393cm" fo:min-width="4.314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fill-color="#ba131a" draw:textarea-horizontal-align="justify" draw:textarea-vertical-align="middle" draw:auto-grow-height="false" fo:min-height="0.675cm" fo:min-width="0.995cm"/>
    </style:style>
    <style:style style:name="gr12" style:family="graphic" style:parent-style-name="standard">
      <style:graphic-properties draw:stroke="none" svg:stroke-color="#000000" draw:fill="none" draw:fill-color="#ffffff" fo:min-height="0.704cm"/>
    </style:style>
    <style:style style:name="gr13" style:family="graphic" style:parent-style-name="standard">
      <style:graphic-properties draw:fill-color="#ba131a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294cm"/>
    </style:style>
    <style:style style:name="gr16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1.659cm"/>
    </style:style>
    <style:style style:name="P1" style:family="paragraph">
      <loext:graphic-properties draw:fill-color="#006c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da7d8"/>
      <style:paragraph-properties fo:text-align="center"/>
      <style:text-properties style:font-name="Times New Roman"/>
    </style:style>
    <style:style style:name="P5" style:family="paragraph">
      <loext:graphic-properties draw:fill-color="#ba131a"/>
      <style:paragraph-properties fo:text-align="center"/>
      <style:text-properties style:font-name="Times New Roman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7477b8"/>
      <style:paragraph-properties fo:text-align="center"/>
    </style:style>
    <style:style style:name="P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-color="#ba131a"/>
      <style:paragraph-properties fo:text-align="center"/>
    </style:style>
    <style:style style:name="P10" style:family="paragraph">
      <loext:graphic-properties draw:fill="none" draw:fill-color="#ffffff"/>
      <style:text-properties style:font-name="Times NewRoman"/>
    </style:style>
    <style:style style:name="P11" style:family="paragraph">
      <loext:graphic-properties draw:fill-color="#adc5e7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1.762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7cm" svg:y1="1.382cm" svg:x2="3.921cm" svg:y2="17.764cm">
          <text:p/>
        </draw:line>
        <draw:custom-shape draw:style-name="gr3" draw:text-style-name="P4" draw:layer="layout" svg:width="3.937cm" svg:height="0.762cm" svg:x="1.99cm" svg:y="1.777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2.8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4.0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6.2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7.4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889cm" svg:y="5.153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71cm" svg:y="16.484cm">
          <text:p text:style-name="P3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223cm" svg:height="8.89cm" svg:x="6.969cm" svg:y="4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89cm" svg:y="8.555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6.2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7.4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9.6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0.8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89cm" svg:y="11.956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9.6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0.8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13.0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14.2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89cm" svg:y="15.457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3.0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4.2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711cm" svg:y1="6.034cm" svg:x2="7.711cm" svg:y2="12.486cm">
          <text:p/>
        </draw:line>
        <draw:line draw:style-name="gr2" draw:text-style-name="P2" draw:layer="layout" svg:x1="7.585cm" svg:y1="9.082cm" svg:x2="12.41cm" svg:y2="6.542cm">
          <text:p/>
        </draw:line>
        <draw:line draw:style-name="gr2" draw:text-style-name="P2" draw:layer="layout" svg:x1="12.411cm" svg:y1="6.034cm" svg:x2="12.411cm" svg:y2="12.486cm">
          <text:p/>
        </draw:line>
        <draw:line draw:style-name="gr2" draw:text-style-name="P2" draw:layer="layout" svg:x1="7.711cm" svg:y1="9.717cm" svg:x2="12.41cm" svg:y2="12.003cm">
          <text:p/>
        </draw:line>
        <draw:line draw:style-name="gr2" draw:text-style-name="P2" draw:layer="layout" svg:x1="7.711cm" svg:y1="12.511cm" svg:x2="12.41cm" svg:y2="12.511cm">
          <text:p/>
        </draw:line>
        <draw:line draw:style-name="gr2" draw:text-style-name="P2" draw:layer="layout" svg:x1="9.997cm" svg:y1="12.511cm" svg:x2="9.997cm" svg:y2="14.035cm">
          <text:p/>
        </draw:line>
        <draw:line draw:style-name="gr2" draw:text-style-name="P2" draw:layer="layout" svg:x1="7.711cm" svg:y1="6.034cm" svg:x2="12.385cm" svg:y2="6.034cm">
          <text:p/>
        </draw:line>
        <draw:line draw:style-name="gr2" draw:text-style-name="P2" draw:layer="layout" svg:x1="9.997cm" svg:y1="5.018cm" svg:x2="9.997cm" svg:y2="6.035cm">
          <text:p/>
        </draw:line>
        <draw:custom-shape draw:style-name="gr7" draw:text-style-name="P6" draw:layer="layout" svg:width="2.794cm" svg:height="0.889cm" svg:x="8.654cm" svg:y="5.653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0.889cm" svg:x="8.654cm" svg:y="12.053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334cm" svg:height="8.163cm" svg:x="14.266cm" svg:y="4.9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906cm" svg:y1="5.018cm" svg:x2="16.933cm" svg:y2="13.654cm">
          <text:p/>
        </draw:line>
        <draw:custom-shape draw:style-name="gr4" draw:text-style-name="P5" draw:layer="layout" svg:width="3.937cm" svg:height="0.762cm" svg:x="14.901cm" svg:y="6.161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1cm" svg:y="7.304cm">
          <text:p text:style-name="P3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1cm" svg:y="8.447cm">
          <text:p text:style-name="P3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1cm" svg:y="9.562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18cm" svg:height="1.143cm" svg:x="14.743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1cm" svg:y="10.705cm">
          <text:p text:style-name="P3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1cm" svg:y="11.848cm">
          <text:p text:style-name="P3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914cm" svg:height="0.986cm" svg:x="7.233cm" svg:y="8.547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08cm" svg:height="0.508cm" svg:x="12.134cm" svg:y="11.726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14cm" svg:height="0.986cm" svg:x="11.903cm" svg:y="11.271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667cm" svg:height="1.651cm" draw:transform="rotate (-1.0758209509293) translate (9.446cm 6.60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9" draw:layer="layout" svg:width="2.667cm" svg:height="1.651cm" draw:transform="rotate (1.06203284983855) translate (8.846cm 11.5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10" draw:layer="layout" svg:width="1.397cm" svg:height="0.954cm" svg:x="8.947cm" svg:y="7.677cm">
          <draw:text-box>
            <text:p><text:span text:style-name="T3">F</text:span></text:p>
          </draw:text-box>
        </draw:frame>
        <draw:frame draw:style-name="gr12" draw:text-style-name="P10" draw:layer="layout" svg:width="1.397cm" svg:height="0.954cm" svg:x="9.636cm" svg:y="10.29cm">
          <draw:text-box>
            <text:p><text:span text:style-name="T3">G</text:span></text:p>
          </draw:text-box>
        </draw:frame>
        <draw:custom-shape draw:style-name="gr13" draw:text-style-name="P9" draw:layer="layout" svg:width="0.381cm" svg:height="0.508cm" draw:transform="rotate (2.10696147300755) translate (10.848cm 7.5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0.381cm" svg:height="0.508cm" draw:transform="rotate (-3.1394982584874) translate (7.91cm 11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0.381cm" svg:height="0.508cm" draw:transform="rotate (-2.09893295844838) translate (8.971cm 10.1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1" draw:layer="layout" svg:width="2.794cm" svg:height="0.762cm" svg:x="6.969cm" svg:y="4.602cm">
          <text:p text:style-name="P3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159cm" svg:height="0.762cm" svg:x="14.208cm" svg:y="4.983cm">
          <text:p text:style-name="P3"><text:span text:style-name="T1">F,G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381cm" svg:height="0.508cm" draw:transform="rotate (-3.1394982584874) translate (12.609cm 9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08:33:30.558780608</meta:creation-date>
    <dc:date>2019-05-04T14:50:56.639612795</dc:date>
    <meta:editing-duration>PT45M29S</meta:editing-duration>
    <meta:editing-cycles>6</meta:editing-cycles>
    <meta:generator>LibreOffice/6.0.7.3$Linux_X86_64 LibreOffice_project/00m0$Build-3</meta:generator>
    <meta:document-statistic meta:object-count="55"/>
  </office:meta>
</office:document-meta>
</file>